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27d0f8" officeooo:paragraph-rsid="0027d0f8"/>
    </style:style>
    <style:style style:name="P2" style:family="paragraph" style:parent-style-name="Standard">
      <style:text-properties officeooo:rsid="0027d0f8" officeooo:paragraph-rsid="0028f424"/>
    </style:style>
    <style:style style:name="P3" style:family="paragraph" style:parent-style-name="Standard">
      <style:text-properties fo:font-style="normal" officeooo:rsid="002405bd" officeooo:paragraph-rsid="001ce4c0" style:font-style-asian="normal" style:font-style-complex="normal"/>
    </style:style>
    <style:style style:name="P4" style:family="paragraph" style:parent-style-name="Standard">
      <style:text-properties fo:font-style="normal" officeooo:rsid="002be0d4" officeooo:paragraph-rsid="002be0d4" style:font-style-asian="normal" style:font-style-complex="normal"/>
    </style:style>
    <style:style style:name="P5" style:family="paragraph" style:parent-style-name="Text_20_body">
      <style:text-properties fo:font-style="normal" officeooo:rsid="002db22e" officeooo:paragraph-rsid="002db22e" style:font-style-asian="normal" style:font-style-complex="normal"/>
    </style:style>
    <style:style style:name="P6" style:family="paragraph" style:parent-style-name="Text_20_body">
      <style:text-properties fo:font-style="normal" officeooo:rsid="002ee118" officeooo:paragraph-rsid="002ee118" style:font-style-asian="normal" style:font-style-complex="normal"/>
    </style:style>
    <style:style style:name="P7" style:family="paragraph" style:parent-style-name="Text_20_body">
      <style:text-properties fo:font-style="normal" officeooo:rsid="00308f6d" officeooo:paragraph-rsid="00308f6d" style:font-style-asian="normal" style:font-style-complex="normal"/>
    </style:style>
    <style:style style:name="P8" style:family="paragraph" style:parent-style-name="Text_20_body">
      <style:text-properties officeooo:rsid="002db22e" officeooo:paragraph-rsid="002db22e"/>
    </style:style>
    <style:style style:name="P9" style:family="paragraph" style:parent-style-name="Standard">
      <style:text-properties officeooo:rsid="00299a9b" officeooo:paragraph-rsid="00299a9b"/>
    </style:style>
    <style:style style:name="P10" style:family="paragraph" style:parent-style-name="Standard">
      <style:text-properties officeooo:rsid="002be0d4" officeooo:paragraph-rsid="002be0d4"/>
    </style:style>
    <style:style style:name="P11" style:family="paragraph" style:parent-style-name="Text_20_body">
      <style:text-properties fo:font-style="italic" officeooo:rsid="002ee118" officeooo:paragraph-rsid="002ee118" style:font-style-asian="italic" style:font-style-complex="italic"/>
    </style:style>
    <style:style style:name="P12" style:family="paragraph" style:parent-style-name="Text_20_body">
      <style:text-properties fo:font-style="italic" officeooo:rsid="002db22e" officeooo:paragraph-rsid="002db22e" style:font-style-asian="italic" style:font-style-complex="italic"/>
    </style:style>
    <style:style style:name="P13" style:family="paragraph" style:parent-style-name="Heading_20_1" style:master-page-name="MP0">
      <style:paragraph-properties style:page-number="auto" fo:break-before="page"/>
      <style:text-properties officeooo:paragraph-rsid="0027d0f8"/>
    </style:style>
    <style:style style:name="P14" style:family="paragraph" style:parent-style-name="Heading_20_1">
      <style:text-properties officeooo:rsid="0025d6a2" officeooo:paragraph-rsid="0027d0f8"/>
    </style:style>
    <style:style style:name="P15" style:family="paragraph" style:parent-style-name="Heading_20_2">
      <style:text-properties officeooo:rsid="0027d0f8" officeooo:paragraph-rsid="0027d0f8"/>
    </style:style>
    <style:style style:name="P16" style:family="paragraph" style:parent-style-name="Heading_20_2">
      <style:text-properties officeooo:rsid="002db22e" officeooo:paragraph-rsid="002db22e"/>
    </style:style>
    <style:style style:name="T1" style:family="text">
      <style:text-properties officeooo:rsid="001c6282"/>
    </style:style>
    <style:style style:name="T2" style:family="text">
      <style:text-properties officeooo:rsid="0025d6a2"/>
    </style:style>
    <style:style style:name="T3" style:family="text">
      <style:text-properties officeooo:rsid="0028f424"/>
    </style:style>
    <style:style style:name="T4" style:family="text">
      <style:text-properties officeooo:rsid="00299a9b"/>
    </style:style>
    <style:style style:name="T5" style:family="text">
      <style:text-properties officeooo:rsid="002be0d4"/>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f8818" style:font-style-asian="normal" style:font-style-complex="normal"/>
    </style:style>
    <style:style style:name="T9" style:family="text">
      <style:text-properties fo:font-style="normal" officeooo:rsid="00308f6d" style:font-style-asian="normal" style:font-style-complex="normal"/>
    </style:style>
    <style:style style:name="T10" style:family="text">
      <style:text-properties fo:font-style="normal" officeooo:rsid="0035c954" style:font-style-asian="normal" style:font-style-complex="normal"/>
    </style:style>
    <style:style style:name="T11" style:family="text">
      <style:text-properties officeooo:rsid="0031559e"/>
    </style:style>
    <style:style style:name="T12" style:family="text">
      <style:text-properties officeooo:rsid="00331477"/>
    </style:style>
    <style:style style:name="T13" style:family="text">
      <style:text-properties officeooo:rsid="003442d0"/>
    </style:style>
    <style:style style:name="T14" style:family="text">
      <style:text-properties officeooo:rsid="0038a83d"/>
    </style:style>
    <style:style style:name="T15" style:family="text">
      <style:text-properties officeooo:rsid="003c3d7c"/>
    </style:style>
    <style:style style:name="T16" style:family="text">
      <style:text-properties officeooo:rsid="003e1dc4"/>
    </style:style>
    <style:style style:name="T17" style:family="text">
      <style:text-properties officeooo:rsid="003fd346"/>
    </style:style>
    <style:style style:name="T18" style:family="text">
      <style:text-properties officeooo:rsid="0040efbb"/>
    </style:style>
    <style:style style:name="T19" style:family="text">
      <style:text-properties officeooo:rsid="0046d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art <text:span text:style-name="T1">2</text:span>, Chapter <text:span text:style-name="T2">4</text:span></text:h>
      <text:h text:style-name="P14" text:outline-level="1">Password Management and Storage</text:h>
      <text:h text:style-name="P15" text:outline-level="2">Avoiding Password Reuse</text:h>
      <text:p text:style-name="P2">Selecting strong individual passphrases for a given service gives us better security for that site, preventing compromise in the event an attacker tries to guess your password or the service’s database is breached. But individual selection is only part of our overall security posture in the broad web of digital services we may engage with. We must think about how to manage all of our credentials together, and how multiple credentials and services may interact with one another in the event of a breach.</text:p>
      <text:p text:style-name="P2"/>
      <text:p text:style-name="P2"><text:span text:style-name="T3">Picking one strong passphrase to use everywhere, unfortunately, isn’t sufficient. </text:span><text:span text:style-name="T4">It is true that by choosing a long, strong, high entropy passphrase that we reduce our likelihood of the actual password being revealed in a database breach and password cracking attack. </text:span><text:span text:style-name="T11">B</text:span><text:span text:style-name="T4">ut that isn’t the only password-leaking factor involved. Take phishing for example. There’s a possibility we may be tricked into revealing our plaintext password via a phishing email or a malicious website. It doesn’t matter how strong the password is, or how resistant it is to password cracking. If we </text:span><text:span text:style-name="T5">simpl</text:span><text:span text:style-name="T12">y</text:span><text:span text:style-name="T5"> give the attacker the password, none of that matters. </text:span></text:p>
      <text:p text:style-name="P2"/>
      <text:p text:style-name="P9">There’s also the possibility that the password is cracked in a data breach and password cracking attack because we are forced to generate a relatively weak password. Some websites, although foolishly, may limit the <text:span text:style-name="T5">length of the password or prohibit symbols, making brute force and dictionary attacks more feasible. There is even the unfortunate possibility of a website storing passwords in plaintext, meaning that attackers get the raw passwords automatically if they can breach the database. </text:span></text:p>
      <text:p text:style-name="P9"/>
      <text:p text:style-name="P10"><text:soft-page-break/>With all of these factors, it is critical on our part to limit the blast radius of such a leak. If an attacker, through whatever means, manages to get our password for one particular service, we want them to only be able to compromise <text:span text:style-name="T6">that single service</text:span><text:span text:style-name="T7">. Avoiding password reuse means choosing a strong, </text:span><text:span text:style-name="T6">unique</text:span><text:span text:style-name="T7"> passphrase for every site that requires one. This adds some complexity and inconvenience for end users, but greatly increases security.</text:span></text:p>
      <text:p text:style-name="P4"/>
      <text:p text:style-name="P4">Imagine a scenario where you use the same password for everything online. You use this password for your local electric company’s online bill pay. You also use this same password for your Coinbase account and your G<text:span text:style-name="T15">oogle account</text:span>. Neither Coinbase or G<text:span text:style-name="T15">oogle</text:span> is likely to suffer a data breach, as they are high profile services with deep security expertise behind them. But the electric company just laid off their IT guy and nobody has bothered to patch the out-of-date software behind their online bill pay. Not only that, but this software was written in 1990 before anyone though<text:span text:style-name="T13">t</text:span> better of storing plaintext passwords, so your credentials are sitting in that database in raw form. The electric company suffers a breach, and soon your password is out there for cyber criminals to exploit. </text:p>
      <text:p text:style-name="P4"/>
      <text:p text:style-name="P10"><text:span text:style-name="T7">Attackers can then conduct a </text:span><text:span text:style-name="T6">password spraying</text:span><text:span text:style-name="T7"> attack, using this known password from a breach associate</text:span><text:span text:style-name="T10">d</text:span><text:span text:style-name="T7"> with your name to try logging into Coinbase and your Google Mail. Since you’ve reused this strong, random password across services, they can now take over your account regardless of this phrase's strength. It doesn’t matter that you had a strong passphrase, or that Coinbase itself was not attacked. All that matters is that your reused credentials were available for an attacker to exploit. Thus, why it is of high importance to avoid password reuse. </text:span></text:p>
      <text:h text:style-name="P16" text:outline-level="2">Password Storage</text:h>
      <text:p text:style-name="P8">There’s a problem with this method of using unique passwords for every service, though – a problem of convenience and human memory. If you are following the practices laid out in prior chapters and generating long, strong, random passphrases, you <text:soft-page-break/>may not even be able to remember one, let alone hundreds across all the online services you use. Human beings are bad at memory as much as they are bad at entropy. So, we need a method of remembering all of these unique credentials that’s convenient but also secure.</text:p>
      <text:p text:style-name="P12">Password <text:span text:style-name="T16">m</text:span>anager<text:span text:style-name="T7"> software gives us a great tool for doing so. A password manager is a piece of software designed specifically for generating, storing, copying, and even autofilling credentials. This software encrypts all of your secrets in a vault using a long, strong </text:span>master passphrase<text:span text:style-name="T7">. This means you only have to remember one strong passphrase, the one protecting your vault. The rest of your passwords can be auto-filled when you visit a website, or even copy pasted or read and typed as necessary. This tool allows you to avoid reuse, while fixing the problem of having to remember all of those great passwords. Many even have built-in password generation tools for creating strong credentials, and can store strong non-password credentials like passkeys. </text:span></text:p>
      <text:p text:style-name="P5">Password managers come in a variety of flavors. Some are cloud based, such as the commercial <text:span text:style-name="T19">1</text:span>Password or Bitwarden options. LastPass is another option that had some popularity, but unfortunately suffered a data breach that wasn’t particularly well handled. There’s also offline, open source managers like KeePass that offer a tighter-secured variation for those looking to avoid the cloud. In either case, these managers don’t know anything about your credentials inside the vault. All encryption is done client-side using your master passphrase, and the encrypted contents are stored locally and optionally on their servers. </text:p>
      <text:p text:style-name="P6">The downside of password managers <text:span text:style-name="T14">is</text:span> that they do in fact result in a central failure point. If you accidentally give up your master passphrase in a phishing attack, anyone could decrypt the contents of your vault. If your cloud-based manager suffers a breach like the LastPass breach and the attackers get a copy of your <text:soft-page-break/>encrypted vault, they have unlimited attempts to try and crack it open using password-cracking techniques. It’s absolutely critical that your master passphrase be long, strong, and difficult to crack even with vast resources and unlimited time. The theft of the encrypted vault should be part of your threat model when you choose to use a manager. </text:p>
      <text:p text:style-name="P6">Staying aware of such breaches can give you time to rotate your passwords to new ones should such a compromise occur. After the LastPass breach, some cryptocurrency users that stored hot wallet seed phrases in their vaults noticed the theft of their assets. Their master passphrases weren’t strong enough, and attackers were able to decrypt the stolen vaults to access all of their secrets. Once an attacker has your seed phrase, they can use it to sweep all of your coins and tokens to their own wallets. </text:p>
      <text:p text:style-name="P11"><text:span text:style-name="T7">For the vast majority of users, password managers are well worth the risk of having a central failure point, crypto users included. </text:span><text:span text:style-name="T8">You’re far more likely to have a weak or reused password used to compromise your account than you are to have your password manager attacked. It’s simply a matter of exposure. While you must be aware of the risks of using a password manager, you’re far less vulnerable than you are by using poor-entropy passwords that are reused all over the web. </text:span><text:span text:style-name="T9">If you choose a very long, strong master passphrase and use a reputable password manager, the benefits of having stronger passphrases everywhere will far outweigh the risks of using such software. </text:span></text:p>
      <text:p text:style-name="P7">If you’re reading this book, you’re probably tech savvy enough to use a password manager. That said, some folks in your life may not be. The classic, hand-written password book stored at home <text:span text:style-name="T17">in a secure place</text:span> isn’t the worst idea either. Of course, this means that someone who steals your password book has all your passwords. <text:span text:style-name="T17">Don’t leave this book in an obvious place or bring it out in public. </text:span><text:span text:style-name="T18">F</text:span>or most everyday people, physical theft of a <text:soft-page-break/>password book isn’t a likely part of your threat model. If you’re a higher profile person in the crypto space or life in general, perhaps it is, and you’re better suited to use a password manager and enable full encryption on all of your devices. Such physical threats are outside the scope of this work.</text:p>
      <text:p text:style-name="P1"/>
      <text:p text:style-name="P1"/>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1T18:16:21.840000000</dc:date>
    <meta:editing-cycles>55</meta:editing-cycles>
    <meta:editing-duration>PT4H25S</meta:editing-duration>
    <meta:document-statistic meta:table-count="0" meta:image-count="0" meta:object-count="0" meta:page-count="5" meta:paragraph-count="17" meta:word-count="1324" meta:character-count="8020" meta:non-whitespace-character-count="6703"/>
    <meta:template xlink:type="simple" xlink:actuate="onRequest" xlink:title="" xlink:href="Normal.dotm"/>
  </office:meta>
</office:document-meta>
</file>